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E000000FAB6704CEA29C4A741.jpg" manifest:media-type="image/jpeg"/>
  <manifest:file-entry manifest:full-path="Pictures/10000000000000D5000000ED0F65C99E47669C86.png" manifest:media-type="image/png"/>
  <manifest:file-entry manifest:full-path="Pictures/1000020100000200000002005E0D4B12F3ECE789.png" manifest:media-type="image/png"/>
  <manifest:file-entry manifest:full-path="Pictures/10000000000000D5000000EDD597352FFF260CC6.png" manifest:media-type="image/png"/>
  <manifest:file-entry manifest:full-path="Pictures/10000000000000D5000000ED2D8D77E659C62D9F.png" manifest:media-type="image/png"/>
  <manifest:file-entry manifest:full-path="Pictures/1000020100000200000002004DD0DFC0A54C0FCC.png" manifest:media-type="image/png"/>
  <manifest:file-entry manifest:full-path="Pictures/100002010000020000000200D1C4B4C3E5DE8536.png" manifest:media-type="image/png"/>
  <manifest:file-entry manifest:full-path="Pictures/10000000000000C8000000C8346655833A962E38.png" manifest:media-type="image/png"/>
  <manifest:file-entry manifest:full-path="Pictures/10000000000000E1000000E1947D41F05C20DC4E.png" manifest:media-type="image/png"/>
  <manifest:file-entry manifest:full-path="Pictures/1000020100000208000001F25428708E8EF84C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8.458cm" fo:min-width="8.911cm" draw:shadow="hidden" draw:shadow-offset-x="0.15cm" draw:shadow-offset-y="0.15cm" draw:shadow-opacity="50%"/>
    </style:style>
    <style:style style:name="gr2" style:family="graphic" style:parent-style-name="standard">
      <style:graphic-properties draw:stroke="none" svg:stroke-color="#000000" draw:fill="none" draw:fill-color="#ffffff" fo:min-height="1.25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968cm" fo:min-width="3.08cm" draw:shadow="visible" draw:shadow-offset-x="0.1cm" draw:shadow-offset-y="0.1cm" draw:shadow-opacity="50%"/>
    </style:style>
    <style:style style:name="gr4" style:family="graphic" style:parent-style-name="standard">
      <style:graphic-properties draw:stroke="none" svg:stroke-color="#000000" draw:fill="none" draw:fill-color="#ffffff" fo:min-height="1.135cm"/>
    </style:style>
    <style:style style:name="gr5" style:family="graphic" style:parent-style-name="standard">
      <style:graphic-properties svg:stroke-width="0.02cm" draw:marker-start="" draw:marker-start-width="0.33cm" draw:marker-end="Arrow_20_concave" draw:marker-end-width="0.33cm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97cm" fo:min-width="3.08cm" draw:shadow="visible" draw:shadow-offset-x="0.1cm" draw:shadow-offset-y="0.1cm" draw:shadow-opacity="50%"/>
    </style:style>
    <style:style style:name="gr7" style:family="graphic" style:parent-style-name="standard">
      <style:graphic-properties draw:stroke="none" svg:stroke-color="#000000" draw:fill="none" draw:fill-color="#ffffff" fo:min-height="1.111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4cm" svg:stroke-color="#00ccff" draw:marker-start-width="0.42cm" draw:marker-end-width="0.42cm" draw:fill-color="#b2b2b2" draw:textarea-horizontal-align="justify" draw:textarea-vertical-align="middle" draw:auto-grow-height="false" fo:min-height="0.134cm" fo:min-width="0cm" fo:padding-top="0.145cm" fo:padding-bottom="0.145cm" fo:padding-left="0.27cm" fo:padding-right="0.27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stroke="none" svg:stroke-color="#000000" draw:fill="none" draw:fill-color="#ffffff" fo:min-height="0.433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6.96cm" fo:min-width="3.056cm" draw:shadow="visible" draw:shadow-offset-x="0.1cm" draw:shadow-offset-y="0.1cm" draw:shadow-opacity="50%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.035cm" svg:stroke-color="#0084d1" draw:marker-start-width="0.352cm" draw:marker-end="Rounded_20_short_20_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fo:min-height="0.865cm"/>
    </style:style>
    <style:style style:name="gr17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04cm" svg:stroke-color="#0084d1" draw:marker-start-width="0.42cm" draw:marker-end-width="0.42cm" draw:fill-color="#dddddd" draw:textarea-horizontal-align="justify" draw:textarea-vertical-align="middle" draw:auto-grow-height="false" fo:min-height="0.134cm" fo:min-width="0cm" fo:padding-top="0.145cm" fo:padding-bottom="0.145cm" fo:padding-left="0.27cm" fo:padding-right="0.27cm"/>
    </style:style>
    <style:style style:name="gr19" style:family="graphic" style:parent-style-name="objectwithoutfill">
      <style:graphic-properties svg:stroke-width="0.035cm" svg:stroke-color="#0084d1" draw:marker-start="Rounded_20_short_20_Arrow" draw:marker-start-width="0.352cm" draw:marker-end="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fo:min-height="0.789cm"/>
    </style:style>
    <style:style style:name="gr21" style:family="graphic" style:parent-style-name="objectwithoutfill">
      <style:graphic-properties svg:stroke-width="0.035cm" svg:stroke-color="#0084d1" draw:marker-start="Arrow_20_concave" draw:marker-start-width="0.25cm" draw:marker-end="Arrow_20_concave" draw:marker-end-width="0.25cm" draw:fill="none" draw:textarea-horizontal-align="center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fo:min-height="1.183cm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  <style:text-properties fo:color="#6666ff" fo:font-size="16pt" fo:font-weight="bold" style:font-size-asian="18pt" style:font-size-complex="1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1pt" fo:font-weight="bold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b2b2b2"/>
      <style:paragraph-properties fo:text-align="center"/>
      <style:text-properties fo:font-size="12pt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fo:color="#000000" style:font-name="Arial1" fo:font-size="11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>
      <loext:graphic-properties draw:fill="none"/>
      <style:paragraph-properties fo:text-align="center"/>
      <style:text-properties fo:color="#000000"/>
    </style:style>
    <style:style style:name="P10" style:family="paragraph">
      <loext:graphic-properties draw:fill-color="#dddddd"/>
      <style:paragraph-properties fo:text-align="center"/>
      <style:text-properties fo:font-size="12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10pt" fo:font-weight="normal" style:font-size-asian="18pt" style:font-size-complex="18pt"/>
    </style:style>
    <style:style style:name="T1" style:family="text">
      <style:text-properties fo:color="#6666ff" fo:font-size="16pt" fo:font-weight="bold" style:font-size-asian="18pt" style:font-size-complex="18pt"/>
    </style:style>
    <style:style style:name="T2" style:family="text">
      <style:text-properties fo:font-size="11pt" fo:font-weight="bold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color="#000000" style:font-name="Arial1" fo:font-size="11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10pt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625cm" svg:height="8.922cm" svg:x="3.56cm" svg:y="0.124cm">
          <text:p/>
          <draw:enhanced-geometry svg:viewBox="0 0 21600 21600" draw:path-stretchpoint-x="10800" draw:path-stretchpoint-y="10800" draw:text-areas="?f3 ?f4 ?f5 ?f6" draw:type="round-rectangle" draw:modifiers="885.1352557807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7cm" svg:height="1.505cm" svg:x="6.555cm" svg:y="0.055cm">
          <draw:text-box>
            <text:p><text:span text:style-name="T1">CrossRec</text:span></text:p>
          </draw:text-box>
        </draw:frame>
        <draw:custom-shape draw:style-name="gr3" draw:text-style-name="P3" xml:id="id6" draw:id="id6" draw:layer="layout" svg:width="3.8cm" svg:height="3.438cm" svg:x="8.89cm" svg:y="1.0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20629114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4cm" svg:height="1.385cm" svg:x="8.847cm" svg:y="3.343cm">
          <draw:text-box>
            <text:p text:style-name="P4"><text:span text:style-name="T2">Similarity</text:span></text:p>
            <text:p text:style-name="P4"><text:span text:style-name="T2">Calculator</text:span></text:p>
          </draw:text-box>
        </draw:frame>
        <draw:line draw:style-name="gr5" draw:text-style-name="P4" draw:layer="layout" svg:x1="9.838cm" svg:y1="6.407cm" svg:x2="11.538cm" svg:y2="6.407cm">
          <text:p/>
        </draw:line>
        <draw:custom-shape draw:style-name="gr6" draw:text-style-name="P3" xml:id="id7" draw:id="id7" draw:layer="layout" svg:width="3.8cm" svg:height="3.44cm" svg:x="8.888cm" svg:y="5.1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20629114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4.89cm" svg:height="1.361cm" svg:x="8.378cm" svg:y="7.494cm">
          <draw:text-box>
            <text:p text:style-name="P4"><text:span text:style-name="T2">Recommendation Engine</text:span></text:p>
          </draw:text-box>
        </draw:frame>
        <draw:frame draw:style-name="gr8" draw:text-style-name="P6" draw:layer="layout" svg:width="2cm" svg:height="2cm" svg:x="9.826cm" svg:y="5.541cm">
          <draw:image xlink:href="Pictures/100002010000020000000200D1C4B4C3E5DE8536.png" xlink:type="simple" xlink:show="embed" xlink:actuate="onLoad">
            <text:p/>
          </draw:image>
        </draw:frame>
        <draw:custom-shape draw:style-name="gr9" draw:text-style-name="P7" draw:layer="layout" svg:width="0.6cm" svg:height="0.6cm" svg:x="9.16cm" svg:y="1.339cm">
          <text:p text:style-name="P4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6cm" svg:height="0.6cm" svg:x="9.226cm" svg:y="5.353cm">
          <text:p text:style-name="P4"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cm" svg:height="2cm" svg:x="9.855cm" svg:y="1.239cm">
          <draw:image xlink:href="Pictures/10000000000000C8000000C8346655833A962E38.png" xlink:type="simple" xlink:show="embed" xlink:actuate="onLoad">
            <text:p/>
          </draw:image>
        </draw:frame>
        <draw:g xml:id="id1" draw:id="id1">
          <draw:frame draw:style-name="gr10" draw:text-style-name="P6" draw:layer="layout" svg:width="2cm" svg:height="2cm" svg:x="18.425cm" svg:y="3.344cm">
            <draw:image xlink:href="Pictures/10000000000000E1000000E1947D41F05C20DC4E.png" xlink:type="simple" xlink:show="embed" xlink:actuate="onLoad">
              <text:p/>
            </draw:image>
          </draw:frame>
          <draw:frame draw:style-name="gr11" draw:text-style-name="P5" draw:layer="layout" svg:width="3.12cm" svg:height="0.683cm" svg:x="17.86cm" svg:y="5.24cm">
            <draw:text-box>
              <text:p text:style-name="P4"><text:span text:style-name="T2">Developer</text:span></text:p>
            </draw:text-box>
          </draw:frame>
        </draw:g>
        <draw:custom-shape draw:style-name="gr12" draw:text-style-name="P3" xml:id="id4" draw:id="id4" draw:layer="layout" svg:width="3.8cm" svg:height="7.454cm" svg:x="4.07cm" svg:y="1.0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20629114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4cm" svg:height="1.385cm" svg:x="3.988cm" svg:y="7.33cm">
          <draw:text-box>
            <text:p text:style-name="P4"><text:span text:style-name="T2">Data</text:span></text:p>
            <text:p text:style-name="P4"><text:span text:style-name="T2">Encoder</text:span></text:p>
          </draw:text-box>
        </draw:frame>
        <draw:custom-shape draw:style-name="gr9" draw:text-style-name="P7" draw:layer="layout" svg:width="0.6cm" svg:height="0.6cm" svg:x="4.44cm" svg:y="1.339cm">
          <text:p text:style-name="P4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2cm" svg:height="1.91cm" svg:x="4.94cm" svg:y="2.382cm">
          <draw:image xlink:href="Pictures/1000020100000208000001F25428708E8EF84CB9.png" xlink:type="simple" xlink:show="embed" xlink:actuate="onLoad">
            <text:p/>
          </draw:image>
        </draw:frame>
        <draw:frame draw:style-name="gr8" draw:text-style-name="P6" draw:layer="layout" svg:width="3.4cm" svg:height="3.4cm" svg:x="4.232cm" svg:y="3.98cm">
          <draw:image xlink:href="Pictures/1000020100000200000002004DD0DFC0A54C0FCC.png" xlink:type="simple" xlink:show="embed" xlink:actuate="onLoad">
            <text:p/>
          </draw:image>
        </draw:frame>
        <draw:connector draw:style-name="gr14" draw:text-style-name="P6" draw:layer="layout" draw:type="curve" svg:x1="19.42cm" svg:y1="3.344cm" svg:x2="17.666cm" svg:y2="1.849cm" draw:start-shape="id1" draw:start-glue-point="0" draw:end-shape="id2" draw:end-glue-point="1" svg:d="M19420 3344c0-997-584-1495-1754-1495" svg:viewBox="0 0 1755 1496">
          <text:p/>
        </draw:connector>
        <draw:frame draw:style-name="gr15" draw:text-style-name="P6" draw:layer="layout" svg:width="1.2cm" svg:height="1.34cm" svg:x="1.036cm" svg:y="3.326cm">
          <draw:image xlink:href="Pictures/10000000000000D5000000ED2D8D77E659C62D9F.png" xlink:type="simple" xlink:show="embed" xlink:actuate="onLoad">
            <text:p/>
          </draw:image>
        </draw:frame>
        <draw:frame draw:style-name="gr16" draw:text-style-name="P8" draw:layer="layout" svg:width="3.348cm" svg:height="1.115cm" svg:x="-0.106cm" svg:y="5.526cm">
          <draw:text-box>
            <text:p text:style-name="P4"><text:span text:style-name="T4">OSS</text:span></text:p>
            <text:p text:style-name="P4"><text:span text:style-name="T4">Repositories</text:span></text:p>
          </draw:text-box>
        </draw:frame>
        <draw:frame draw:style-name="gr15" draw:text-style-name="P6" draw:layer="layout" svg:width="1.2cm" svg:height="1.34cm" svg:x="0.37cm" svg:y="4.136cm">
          <draw:image xlink:href="Pictures/10000000000000D5000000EDD597352FFF260CC6.png" xlink:type="simple" xlink:show="embed" xlink:actuate="onLoad">
            <text:p/>
          </draw:image>
        </draw:frame>
        <draw:frame draw:style-name="gr17" draw:text-style-name="P9" xml:id="id3" draw:id="id3" draw:layer="layout" svg:width="1.2cm" svg:height="1.34cm" svg:x="1.705cm" svg:y="4.126cm">
          <draw:image xlink:href="Pictures/10000000000000D5000000ED0F65C99E47669C86.png" xlink:type="simple" xlink:show="embed" xlink:actuate="onLoad">
            <text:p/>
          </draw:image>
        </draw:frame>
        <draw:connector draw:style-name="gr14" draw:text-style-name="P6" draw:layer="layout" draw:type="line" svg:x1="2.905cm" svg:y1="4.796cm" svg:x2="4.07cm" svg:y2="4.809cm" draw:start-shape="id3" draw:start-glue-point="1" draw:end-shape="id4" draw:end-glue-point="3" svg:d="M2905 4796l1165 13" svg:viewBox="0 0 1166 14">
          <text:p/>
        </draw:connector>
        <draw:custom-shape draw:style-name="gr18" draw:text-style-name="P10" draw:layer="layout" svg:width="0.6cm" svg:height="0.6cm" svg:x="0.249cm" svg:y="2.882cm">
          <text:p text:style-name="P4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6" draw:layer="layout" draw:type="curve" svg:x1="19.42cm" svg:y1="5.923cm" svg:x2="17.78cm" svg:y2="7.539cm" draw:start-shape="id1" draw:end-shape="id5" draw:end-glue-point="1" svg:d="M19420 5923c0 1078-546 1616-1640 1616" svg:viewBox="0 0 1641 1617">
          <text:p/>
        </draw:connector>
        <draw:g xml:id="id5" draw:id="id5">
          <draw:frame draw:style-name="gr20" draw:text-style-name="P11" draw:layer="layout" svg:width="3.12cm" svg:height="1.039cm" svg:x="14.66cm" svg:y="7.343cm">
            <draw:text-box>
              <text:p text:style-name="P4"><text:span text:style-name="T5">Recommended </text:span><text:span text:style-name="T5">items</text:span></text:p>
            </draw:text-box>
          </draw:frame>
          <draw:frame draw:style-name="gr8" draw:text-style-name="P6" draw:layer="layout" svg:width="1.2cm" svg:height="1.2cm" svg:x="15.541cm" svg:y="6.082cm">
            <draw:image xlink:href="Pictures/1000020100000200000002005E0D4B12F3ECE789.png" xlink:type="simple" xlink:show="embed" xlink:actuate="onLoad">
              <text:p/>
            </draw:image>
          </draw:frame>
          <draw:custom-shape draw:style-name="gr9" draw:text-style-name="P7" draw:layer="layout" svg:width="0.6cm" svg:height="0.6cm" svg:x="15.928cm" svg:y="8.396cm">
            <text:p text:style-name="P4"><text:span text:style-name="T3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1" draw:text-style-name="P6" draw:layer="layout" draw:type="line" svg:x1="7.87cm" svg:y1="4.809cm" svg:x2="8.89cm" svg:y2="2.781cm" draw:start-shape="id4" draw:start-glue-point="1" draw:end-shape="id6" draw:end-glue-point="3" svg:d="M7870 4809l1020-2028" svg:viewBox="0 0 1021 2029">
          <text:p/>
        </draw:connector>
        <draw:connector draw:style-name="gr21" draw:text-style-name="P6" draw:layer="layout" draw:type="line" svg:x1="7.87cm" svg:y1="4.809cm" svg:x2="8.888cm" svg:y2="6.839cm" draw:start-shape="id4" draw:end-shape="id7" svg:d="M7870 4809l1018 2030" svg:viewBox="0 0 1019 2031">
          <text:p/>
        </draw:connector>
        <draw:connector draw:style-name="gr14" draw:text-style-name="P6" draw:layer="layout" draw:type="curve" svg:x1="14.269cm" svg:y1="1.808cm" svg:x2="12.69cm" svg:y2="2.781cm" draw:end-shape="id6" draw:end-glue-point="1" svg:d="M14269 1808c-732 0 57 973-1579 973" svg:viewBox="0 0 1580 974">
          <text:p/>
        </draw:connector>
        <draw:connector draw:style-name="gr19" draw:text-style-name="P6" draw:layer="layout" draw:type="curve" svg:x1="14.66cm" svg:y1="7.539cm" svg:x2="12.688cm" svg:y2="6.839cm" draw:start-shape="id5" draw:start-glue-point="3" draw:end-shape="id7" draw:end-glue-point="1" svg:d="M14660 7539c-1402 0-417-700-1972-700" svg:viewBox="0 0 1973 701">
          <text:p/>
        </draw:connector>
        <draw:g xml:id="id2" draw:id="id2">
          <draw:custom-shape draw:style-name="gr9" draw:text-style-name="P7" draw:layer="layout" svg:width="0.6cm" svg:height="0.6cm" svg:x="15.714cm" svg:y="2.624cm">
            <text:p text:style-name="P4"><text:span text:style-name="T3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1" draw:layer="layout" svg:width="3.386cm" svg:height="1.433cm" svg:x="14.28cm" svg:y="1.549cm">
            <draw:text-box>
              <text:p text:style-name="P4"><text:span text:style-name="T5">R</text:span><text:span text:style-name="T5">e</text:span><text:span text:style-name="T5">q</text:span><text:span text:style-name="T5">u</text:span><text:span text:style-name="T5">e</text:span><text:span text:style-name="T5">s</text:span><text:span text:style-name="T5">t </text:span><text:span text:style-name="T5">f</text:span><text:span text:style-name="T5">o</text:span><text:span text:style-name="T5">r </text:span><text:span text:style-name="T5">r</text:span><text:span text:style-name="T5">e</text:span><text:span text:style-name="T5">c</text:span><text:span text:style-name="T5">o</text:span><text:span text:style-name="T5">m</text:span><text:span text:style-name="T5">m</text:span><text:span text:style-name="T5">e</text:span><text:span text:style-name="T5">n</text:span><text:span text:style-name="T5">d</text:span><text:span text:style-name="T5">a</text:span><text:span text:style-name="T5">ti</text:span><text:span text:style-name="T5">o</text:span><text:span text:style-name="T5">n</text:span><text:span text:style-name="T5">s</text:span></text:p>
            </draw:text-box>
          </draw:frame>
          <draw:frame draw:style-name="gr23" draw:text-style-name="P4" draw:layer="layout" svg:width="1cm" svg:height="1.05cm" svg:x="15.48cm" svg:y="0.474cm">
            <draw:image xlink:href="Pictures/10000000000000EE000000FAB6704CEA29C4A741.jp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1cm" fo:page-height="9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uong Nguyen</meta:initial-creator>
    <meta:creation-date>2017-08-24T11:24:14.03</meta:creation-date>
    <dc:date>2019-06-27T11:32:38.743468124</dc:date>
    <meta:editing-duration>P4DT19H2M47S</meta:editing-duration>
    <meta:editing-cycles>213</meta:editing-cycles>
    <meta:generator>LibreOffice/5.1.6.2$Linux_X86_64 LibreOffice_project/10m0$Build-2</meta:generator>
    <meta:document-statistic meta:object-count="39"/>
  </office:meta>
</office:document-meta>
</file>